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Yu Gothic Light" svg:font-family="Yu Gothic Light"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6" style:parent-style-name="DefaultParagraphFont" style:family="text">
      <style:text-properties fo:font-weight="bold" style:font-weight-asian="bold" fo:language="en" fo:country="US"/>
    </style:style>
    <style:style style:name="T7" style:parent-style-name="DefaultParagraphFont" style:family="text">
      <style:text-properties fo:font-weight="bold" style:font-weight-asian="bold" fo:language="da" fo:country="DK"/>
    </style:style>
    <style:style style:name="T8" style:parent-style-name="DefaultParagraphFont" style:family="text">
      <style:text-properties fo:font-weight="bold" style:font-weight-asian="bold" fo:language="en" fo:country="US"/>
    </style:style>
    <style:style style:name="T9" style:parent-style-name="DefaultParagraphFont" style:family="text">
      <style:text-properties fo:font-weight="bold" style:font-weight-asian="bold"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font-weight="bold" style:font-weight-asian="bold"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font-weight="bold" style:font-weight-asian="bold"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font-weight="bold" style:font-weight-asian="bold"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font-weight="bold" style:font-weight-asian="bold"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da" fo:country="DK"/>
    </style:style>
    <style:style style:name="P26" style:parent-style-name="Normal" style:family="paragraph">
      <style:text-properties fo:language="da" fo:country="DK"/>
    </style:style>
    <style:style style:name="T27" style:parent-style-name="DefaultParagraphFont" style:family="text">
      <style:text-properties fo:font-weight="bold" style:font-weight-asian="bold" fo:language="da" fo:country="DK"/>
    </style:style>
    <style:style style:name="P28" style:parent-style-name="Normal" style:family="paragraph">
      <style:text-properties fo:language="da" fo:country="DK"/>
    </style:style>
    <style:style style:name="P29" style:parent-style-name="Normal" style:family="paragraph">
      <style:text-properties fo:language="da" fo:country="DK"/>
    </style:style>
    <style:style style:name="P30" style:parent-style-name="Normal" style:family="paragraph">
      <style:text-properties fo:language="da" fo:country="DK"/>
    </style:style>
    <style:style style:name="T31" style:parent-style-name="DefaultParagraphFont" style:family="text">
      <style:text-properties fo:font-weight="bold" style:font-weight-asian="bold" fo:language="da" fo:country="DK"/>
    </style:style>
    <style:style style:name="T32" style:parent-style-name="DefaultParagraphFont" style:family="text">
      <style:text-properties fo:language="da" fo:country="DK"/>
    </style:style>
    <style:style style:name="P33" style:parent-style-name="Normal" style:family="paragraph">
      <style:text-properties fo:language="da" fo:country="DK"/>
    </style:style>
  </office:automatic-styles>
  <office:body>
    <office:text text:use-soft-page-breaks="true">
      <text:p text:style-name="P1"><text:span text:style-name="T6">Definition of problemom</text:span><text:span text:style-name="T7">rå</text:span><text:span text:style-name="T8">de</text:span><text:span text:style-name="T9">:</text:span></text:p>
      <text:p text:style-name="P10">Anything that needs to be kept track of.</text:p>
      <text:p text:style-name="P11"/>
      <text:p text:style-name="P12">Definition of Model:</text:p>
      <text:p text:style-name="P13">The classes, methods, etc. that are in a system.</text:p>
      <text:p text:style-name="P14"/>
      <text:p text:style-name="P15">Principles behind analysis:</text:p>
      <text:p text:style-name="P16">When describing the environment the system is used in, do it from the perspective of the user.</text:p>
      <text:p text:style-name="P17">Also, having oversight of the system as a whole is far more important than remembering each teeny tiny detail.</text:p>
      <text:p text:style-name="P18"/>
      <text:p text:style-name="P19">Planning of objects and events:</text:p>
      <text:p text:style-name="P20">When it comes to actually designing a system, it is recommended that you make 2 big lists: one containing all the possible objects that theoretically could be used as part of the system, and another with all the possible events the system would need to carry out. Basically, brainstorm the hell out of your system.</text:p>
      <text:p text:style-name="P21">Once that is done, go through the lists and try to sort out which combinations of objects and events would be feasible for the system. Remember to take into account which kind of environment the system has to operate in.</text:p>
      <text:p text:style-name="P22"/>
      <text:p text:style-name="P23">Task<text:s/>2:</text:p>
      <text:p text:style-name="Normal"><text:span text:style-name="T24">En fældes hændelse er betegnet som en hændelse der påvirker mere end et objekt. Et eksempel der var givet i bog</text:span><text:span text:style-name="T25">en er ”Hvis en kunde indsætter penge på sin konto, og både kunde og kontoen ses som objekter, så er hændelsen ”at indsætte penge” en der påvirker både kunde objektet og konto objektet, og er derfor en fælles hændelse”.</text:span></text:p>
      <text:p text:style-name="P26"/>
      <text:p text:style-name="Normal"><text:span text:style-name="T27">Task 3:</text:span></text:p>
      <text:p text:style-name="P28">Klasser kan findes ved at kigge på elementer der fremkommer i virkeligheden. Det kan f.eks. være fysiske ting som biler, bolde, sko, osv. Det kan også være koncepter så som virksomheder, organisationer, osv. Basically, alt der kan eksistere.</text:p>
      <text:p text:style-name="P29">Hændelser er derimod meget lettere at finde på, men der er til gengæld fucking mange af dem. En hændelse kan være alt der følger opbygningen ”&lt;object&gt; gør/har gjort<text:s/>&lt;udsagnsord&gt;”.</text:p>
      <text:p text:style-name="P30"/>
      <text:p text:style-name="Normal"><text:span text:style-name="T31">Task 4:</text:span></text:p>
      <text:p text:style-name="Normal"><text:span text:style-name="T32">(Figure this out later)</text:span></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Yu Gothic Light" svg:font-family="Yu Gothic Ligh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office:automatic-styles>
  <office:master-styles>
    <style:master-page style:name="MP0" style:page-layout-name="PL0">
      <style:header>
        <text:p text:style-name="Header"><text:span text:style-name="T2">System Development</text:span><text:span text:style-name="T3"><text:tab/></text:span><text:span text:style-name="T4">Classes</text:span><text:span text:style-name="T5"><text:tab/>07/09/2018</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ld Baka</meta:initial-creator>
    <dc:creator>Alia</dc:creator>
    <meta:creation-date>2018-09-06T19:47:00Z</meta:creation-date>
    <dc:date>2018-09-06T19:47:00Z</dc:date>
    <meta:template xlink:href="Normal" xlink:type="simple"/>
    <meta:editing-cycles>2</meta:editing-cycles>
    <meta:editing-duration>PT60S</meta:editing-duration>
    <meta:document-statistic meta:page-count="2" meta:paragraph-count="3" meta:word-count="246" meta:character-count="1746" meta:row-count="12" meta:non-whitespace-character-count="1503"/>
  </office:meta>
</office:document-meta>
</file>